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e41" officeooo:paragraph-rsid="0007b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880 Tuxedo Jacket with Shawl Collar and Flap Pockets</text:p>
      <text:p text:style-name="P1"/>
      <text:p text:style-name="P1">Instructions:</text:p>
      <text:p text:style-name="P1"></text:p>
      <text:p text:style-name="P1">Jacket Right pieces are shown above.</text:p>
      <text:p text:style-name="P1">1. Make mirror copy of Jacket Right pieces for Jacket Left pieces</text:p>
      <text:p text:style-name="P1">2. Sew Left &amp; Right Jacket Backs together down Center Back seam</text:p>
      <text:p text:style-name="P1"></text:p>
      <text:p text:style-name="P1">For each Left &amp; Right side:</text:p>
      <text:p text:style-name="P1">3. Sew Pocket Flap to Jacket Front along Pocket Line</text:p>
      <text:p text:style-name="P1">4. Sew Jacket Front side dart</text:p>
      <text:p text:style-name="P1">5. Sew Jacket Front lapel dart</text:p>
      <text:p text:style-name="P1">6. Sew Jacket Front &amp; Back together at Shoulder seam</text:p>
      <text:p text:style-name="P1"></text:p>
      <text:p text:style-name="P1">7. Sew Left &amp; Right Under Collars together down Center Back Neck seam</text:p>
      <text:p text:style-name="P1">8. Sew Left &amp; Right Upper Collars together down Center Back Neck seam</text:p>
      <text:p text:style-name="P1">9. Sew Under Collar to Jacket neck along curved Neck seam, matching seams at Center Back, ending at Lapel Points</text:p>
      <text:p text:style-name="P1">10. Sew Upper Collar to Under Collar along Lapel seam, matching seams at Center Back. At Lapel points, continue sewing down Lapel seam to bottom of jacket </text:p>
      <text:p text:style-name="P1"></text:p>
      <text:p text:style-name="P1"></text:p>
      <text:p text:style-name="P1">11. Sew Jacket Front &amp; Back together at Left &amp; Right Side seams</text:p>
      <text:p text:style-name="P1"></text:p>
      <text:p text:style-name="P1">For each Left &amp; Right sleeve:</text:p>
      <text:p text:style-name="P1">12. Sew Upper Sleeve to Under Sleeve down front &amp; back seams</text:p>
      <text:p text:style-name="P1">13. Sew Sleeve to Jacket armho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Spencer</meta:initial-creator>
    <meta:creation-date>2015-01-20T00:33:47.268213975</meta:creation-date>
    <dc:date>2015-01-20T00:36:31.617975168</dc:date>
    <dc:creator>Susan Spencer</dc:creator>
    <meta:editing-duration>P0D</meta:editing-duration>
    <meta:editing-cycles>1</meta:editing-cycles>
    <meta:document-statistic meta:table-count="0" meta:image-count="0" meta:object-count="0" meta:page-count="1" meta:paragraph-count="24" meta:word-count="188" meta:character-count="1031" meta:non-whitespace-character-count="838"/>
    <meta:generator>LibreOffice/4.2.7.2$Linux_X86_64 LibreOffice_project/420m0$Build-2</meta:generator>
  </office:meta>
</office:document-meta>
</file>